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1B2000001B27FDB09EB8E8E0C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2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27622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ans Narrow" fo:font-size="5.40000009536743pt" fo:font-weight="bold" style:font-size-asian="11pt" style:font-size-complex="11pt"/>
    </style:style>
    <style:style style:name="T7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Thiev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Dagger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1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10(18)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1d4(+2)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2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15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15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18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17"><text:span text:style-name="T3">Stealth:</text:span><text:span text:style-name="T5"><text:line-break/></text:span><text:span text:style-name="T5">Roll 5+1d20 to enter stealth mode. In stealth mode, Thief cannot attack or be attacked. Attacking immediately exits stealth mode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1d8”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0.635cm" svg:y="6.604cm">
            <text:p text:style-name="P18"><text:span text:style-name="T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6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6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6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6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1" draw:layer="layout" svg:width="3.302cm" svg:height="3.302cm" svg:x="0.381cm" svg:y="0.381cm">
          <draw:image xlink:href="Pictures/10000201000001B2000001B27FDB09EB8E8E0C09.png" xlink:type="simple" xlink:show="embed" xlink:actuate="onLoad" loext:mime-type="image/png">
            <text:p/>
          </draw:image>
        </draw:frame>
        <draw:custom-shape draw:style-name="gr16" draw:text-style-name="P20" draw:layer="layout" svg:width="3.048cm" svg:height="1.016cm" svg:x="0.581cm" svg:y="3.121cm">
          <text:p text:style-name="P20"><text:span text:style-name="T7">Dungeonous Thief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2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7-03T10:08:40.071000000</meta:creation-date>
    <meta:editing-duration>PT7M50S</meta:editing-duration>
    <meta:editing-cycles>2</meta:editing-cycles>
    <meta:generator>LibreOffice/6.4.1.2$Windows_X86_64 LibreOffice_project/4d224e95b98b138af42a64d84056446d09082932</meta:generator>
    <dc:title>CreatureTemplate</dc:title>
    <dc:date>2022-07-03T10:16:29.456000000</dc:date>
    <meta:document-statistic meta:object-count="37"/>
    <meta:template xlink:type="simple" xlink:actuate="onRequest" xlink:title="CreatureTemplate" xlink:href="../../../../../../../../../../Roaming/LibreOffice/4/user/template/CreatureTemplate.otg" meta:date="2022-07-03T10:08:39.820000000"/>
  </office:meta>
</office:document-meta>
</file>